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office:font-face-decls>
  <office:automatic-styles>
    <style:style style:name="Table1" style:family="table">
      <style:table-properties style:width="2.3542in" table:align="left"/>
    </style:style>
    <style:style style:name="Table1.A" style:family="table-column">
      <style:table-column-properties style:column-width="2.3542in"/>
    </style:style>
    <style:style style:name="Table1.A1" style:family="table-cell">
      <style:table-cell-properties fo:padding="0.0382in" fo:border="0.5pt solid #000000"/>
    </style:style>
    <style:style style:name="Table1.2" style:family="table-row">
      <style:table-row-properties style:min-row-height="0.6333in"/>
    </style:style>
    <style:style style:name="Table1.A2" style:family="table-cell">
      <style:table-cell-properties fo:padding="0.0382in" fo:border-left="0.5pt solid #000000" fo:border-right="0.5pt solid #000000" fo:border-top="none" fo:border-bottom="0.5pt solid #000000"/>
    </style:style>
    <style:style style:name="Table2" style:family="table">
      <style:table-properties style:width="2.1042in" table:align="left"/>
    </style:style>
    <style:style style:name="Table2.A" style:family="table-column">
      <style:table-column-properties style:column-width="2.1042in"/>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3" style:family="table">
      <style:table-properties style:width="2.1042in" table:align="left"/>
    </style:style>
    <style:style style:name="Table3.A" style:family="table-column">
      <style:table-column-properties style:column-width="2.1042in"/>
    </style:style>
    <style:style style:name="Table3.1" style:family="table-row">
      <style:table-row-properties style:min-row-height="0.25in"/>
    </style:style>
    <style:style style:name="Table3.A1" style:family="table-cell">
      <style:table-cell-properties fo:padding="0.0382in" fo:border="0.5pt solid #000000"/>
    </style:style>
    <style:style style:name="Table3.A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text-underline-style="solid" style:text-underline-width="auto" style:text-underline-color="font-color" officeooo:rsid="0002efa8" officeooo:paragraph-rsid="0002efa8"/>
    </style:style>
    <style:style style:name="P2" style:family="paragraph" style:parent-style-name="Standard">
      <style:paragraph-properties fo:text-align="start" style:justify-single-word="false"/>
      <style:text-properties style:text-underline-style="none" officeooo:rsid="0002efa8" officeooo:paragraph-rsid="0002efa8"/>
    </style:style>
    <style:style style:name="P3" style:family="paragraph" style:parent-style-name="Standard" style:list-style-name="L1">
      <style:paragraph-properties fo:text-align="start" style:justify-single-word="false"/>
      <style:text-properties style:text-underline-style="none" officeooo:rsid="0002efa8" officeooo:paragraph-rsid="0002efa8"/>
    </style:style>
    <style:style style:name="P4" style:family="paragraph" style:parent-style-name="Standard">
      <style:paragraph-properties fo:text-align="start" style:justify-single-word="false"/>
      <style:text-properties style:text-underline-style="none" officeooo:rsid="0003dcf0" officeooo:paragraph-rsid="0003dcf0"/>
    </style:style>
    <style:style style:name="P5" style:family="paragraph" style:parent-style-name="Standard">
      <style:paragraph-properties fo:text-align="center" style:justify-single-word="false"/>
      <style:text-properties style:text-underline-style="solid" style:text-underline-width="auto" style:text-underline-color="font-color" officeooo:rsid="00056062" officeooo:paragraph-rsid="00056062"/>
    </style:style>
    <style:style style:name="P6" style:family="paragraph" style:parent-style-name="Table_20_Contents">
      <style:paragraph-properties fo:text-align="start" style:justify-single-word="false"/>
      <style:text-properties officeooo:rsid="00056062" officeooo:paragraph-rsid="00056062"/>
    </style:style>
    <style:style style:name="P7" style:family="paragraph" style:parent-style-name="Table_20_Contents">
      <style:paragraph-properties fo:text-align="start" style:justify-single-word="false"/>
      <style:text-properties style:text-underline-style="none" officeooo:rsid="00056062" officeooo:paragraph-rsid="00056062"/>
    </style:style>
    <style:style style:name="P8" style:family="paragraph" style:parent-style-name="Standard">
      <style:paragraph-properties fo:text-align="start" style:justify-single-word="false"/>
      <style:text-properties style:text-underline-style="none" officeooo:rsid="00056062" officeooo:paragraph-rsid="00056062"/>
    </style:style>
    <style:style style:name="P9" style:family="paragraph" style:parent-style-name="Standard">
      <style:paragraph-properties fo:text-align="start" style:justify-single-word="false"/>
      <style:text-properties style:text-underline-style="none" officeooo:rsid="0007dfe3" officeooo:paragraph-rsid="0007dfe3"/>
    </style:style>
    <style:style style:name="P10" style:family="paragraph" style:parent-style-name="Table_20_Contents">
      <style:paragraph-properties fo:text-align="start" style:justify-single-word="false"/>
    </style:style>
    <style:style style:name="P11" style:family="paragraph" style:parent-style-name="Standard">
      <style:paragraph-properties fo:text-align="start" style:justify-single-word="false"/>
      <style:text-properties style:text-underline-style="none" officeooo:rsid="00056062" officeooo:paragraph-rsid="00070d3f"/>
    </style:style>
    <style:style style:name="P12" style:family="paragraph" style:parent-style-name="Table_20_Contents">
      <style:paragraph-properties fo:text-align="start" style:justify-single-word="false"/>
      <style:text-properties officeooo:rsid="00070d3f" officeooo:paragraph-rsid="00070d3f"/>
    </style:style>
    <style:style style:name="P13" style:family="paragraph" style:parent-style-name="Table_20_Contents">
      <style:paragraph-properties fo:text-align="start" style:justify-single-word="false"/>
      <style:text-properties officeooo:paragraph-rsid="00070d3f"/>
    </style:style>
    <style:style style:name="P14" style:family="paragraph" style:parent-style-name="Standard" style:list-style-name="L2">
      <style:paragraph-properties fo:text-align="start" style:justify-single-word="false"/>
      <style:text-properties style:text-underline-style="none" officeooo:rsid="00094b35" officeooo:paragraph-rsid="00094b35"/>
    </style:style>
    <style:style style:name="P15" style:family="paragraph" style:parent-style-name="Standard">
      <style:paragraph-properties fo:text-align="start" style:justify-single-word="false"/>
      <style:text-properties style:text-underline-style="solid" style:text-underline-width="auto" style:text-underline-color="font-color" officeooo:rsid="00070d3f" officeooo:paragraph-rsid="00070d3f"/>
    </style:style>
    <style:style style:name="P16" style:family="paragraph" style:parent-style-name="Standard" style:list-style-name="L3">
      <style:paragraph-properties fo:text-align="start" style:justify-single-word="false"/>
      <style:text-properties style:text-underline-style="none" officeooo:rsid="00070d3f" officeooo:paragraph-rsid="00070d3f"/>
    </style:style>
    <style:style style:name="P17" style:family="paragraph" style:parent-style-name="Standard">
      <style:paragraph-properties fo:text-align="start" style:justify-single-word="false"/>
      <style:text-properties style:text-underline-style="none" officeooo:rsid="00070d3f" officeooo:paragraph-rsid="00070d3f"/>
    </style:style>
    <style:style style:name="P18" style:family="paragraph" style:parent-style-name="Standard">
      <style:paragraph-properties fo:text-align="start" style:justify-single-word="false"/>
      <style:text-properties style:text-underline-style="none" officeooo:rsid="00070d3f" officeooo:paragraph-rsid="0007d2da"/>
    </style:style>
    <style:style style:name="P19" style:family="paragraph" style:parent-style-name="Standard">
      <style:paragraph-properties fo:text-align="start" style:justify-single-word="false"/>
      <style:text-properties style:text-underline-style="none" officeooo:rsid="0007d2da" officeooo:paragraph-rsid="0007d2da"/>
    </style:style>
    <style:style style:name="P20" style:family="paragraph" style:parent-style-name="Standard">
      <style:paragraph-properties fo:text-align="start" style:justify-single-word="false"/>
      <style:text-properties style:text-underline-style="none" officeooo:rsid="0007dfe3" officeooo:paragraph-rsid="0007d2da"/>
    </style:style>
    <style:style style:name="P21" style:family="paragraph" style:parent-style-name="Standard">
      <style:paragraph-properties fo:text-align="start" style:justify-single-word="false"/>
      <style:text-properties style:text-underline-style="solid" style:text-underline-width="auto" style:text-underline-color="font-color" officeooo:rsid="000a87b8" officeooo:paragraph-rsid="000a87b8"/>
    </style:style>
    <style:style style:name="P22" style:family="paragraph" style:parent-style-name="Standard" style:list-style-name="L4">
      <style:paragraph-properties fo:text-align="start" style:justify-single-word="false"/>
      <style:text-properties style:text-underline-style="none" officeooo:rsid="000a87b8" officeooo:paragraph-rsid="000a87b8"/>
    </style:style>
    <style:style style:name="P23" style:family="paragraph" style:parent-style-name="Standard">
      <style:paragraph-properties fo:text-align="start" style:justify-single-word="false"/>
      <style:text-properties style:text-underline-style="none" fo:font-weight="bold" officeooo:rsid="000c8b7d" officeooo:paragraph-rsid="000c8b7d" style:font-weight-asian="bold" style:font-weight-complex="bold"/>
    </style:style>
    <style:style style:name="P24" style:family="paragraph" style:parent-style-name="Standard" style:list-style-name="L5">
      <style:paragraph-properties fo:text-align="start" style:justify-single-word="false"/>
      <style:text-properties style:text-underline-style="none" officeooo:rsid="000c8b7d" officeooo:paragraph-rsid="000c8b7d"/>
    </style:style>
    <style:style style:name="P25" style:family="paragraph" style:parent-style-name="Standard">
      <style:paragraph-properties fo:text-align="start" style:justify-single-word="false"/>
      <style:text-properties style:text-underline-style="none" officeooo:rsid="000c8b7d" officeooo:paragraph-rsid="000c8b7d"/>
    </style:style>
    <style:style style:name="P26" style:family="paragraph" style:parent-style-name="Standard">
      <style:paragraph-properties fo:text-align="start" style:justify-single-word="false"/>
      <style:text-properties style:text-underline-style="none" officeooo:rsid="000df3d6" officeooo:paragraph-rsid="000df3d6"/>
    </style:style>
    <style:style style:name="P27" style:family="paragraph" style:parent-style-name="Standard" style:list-style-name="L6">
      <style:paragraph-properties fo:text-align="start" style:justify-single-word="false"/>
      <style:text-properties officeooo:paragraph-rsid="000df3d6"/>
    </style:style>
    <style:style style:name="P28" style:family="paragraph" style:parent-style-name="Standard" style:list-style-name="L6">
      <style:paragraph-properties fo:text-align="start" style:justify-single-word="false"/>
      <style:text-properties style:text-underline-style="none" fo:font-weight="bold" officeooo:rsid="000df3d6" officeooo:paragraph-rsid="000df3d6" style:font-weight-asian="bold" style:font-weight-complex="bold"/>
    </style:style>
    <style:style style:name="P29" style:family="paragraph" style:parent-style-name="Standard" style:list-style-name="L6">
      <style:paragraph-properties fo:text-align="start" style:justify-single-word="false"/>
      <style:text-properties style:text-underline-style="none" fo:font-weight="normal" officeooo:rsid="000df3d6" officeooo:paragraph-rsid="000df3d6" style:font-weight-asian="normal" style:font-weight-complex="normal"/>
    </style:style>
    <style:style style:name="P30" style:family="paragraph" style:parent-style-name="Footnote">
      <style:text-properties officeooo:rsid="000e9b54" officeooo:paragraph-rsid="000e9b54"/>
    </style:style>
    <style:style style:name="P31" style:family="paragraph" style:parent-style-name="Standard">
      <style:paragraph-properties fo:text-align="start" style:justify-single-word="false"/>
      <style:text-properties style:text-underline-style="none" officeooo:rsid="000a87b8" officeooo:paragraph-rsid="000a87b8"/>
    </style:style>
    <style:style style:name="P32" style:family="paragraph" style:parent-style-name="Standard">
      <style:paragraph-properties fo:text-align="start" style:justify-single-word="false"/>
      <style:text-properties style:text-underline-style="solid" style:text-underline-width="auto" style:text-underline-color="font-color" officeooo:rsid="00105eb4" officeooo:paragraph-rsid="00105eb4"/>
    </style:style>
    <style:style style:name="T1" style:family="text">
      <style:text-properties officeooo:rsid="00070d3f"/>
    </style:style>
    <style:style style:name="T2" style:family="text">
      <style:text-properties officeooo:rsid="0007d2da"/>
    </style:style>
    <style:style style:name="T3" style:family="text">
      <style:text-properties fo:font-weight="normal" style:font-weight-asian="normal" style:font-weight-complex="normal"/>
    </style:style>
    <style:style style:name="T4" style:family="text">
      <style:text-properties style:text-underline-style="none"/>
    </style:style>
    <style:style style:name="T5" style:family="text">
      <style:text-properties style:text-underline-style="none" officeooo:rsid="000aa648"/>
    </style:style>
    <style:style style:name="T6" style:family="text">
      <style:text-properties style:text-underline-style="none" fo:font-weight="bold" officeooo:rsid="000df3d6" style:font-weight-asian="bold" style:font-weight-complex="bold"/>
    </style:style>
    <style:style style:name="T7" style:family="text">
      <style:text-properties style:text-underline-style="none" fo:font-weight="normal" officeooo:rsid="000df3d6"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0e9b54" style:font-weight-asian="bold" style:font-weight-complex="bold"/>
    </style:style>
    <style:style style:name="T10" style:family="text">
      <style:text-properties officeooo:rsid="000e9b5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ase 1</text:p>
      <text:p text:style-name="P1">TADP</text:p>
      <text:p text:style-name="P2"><text:a xlink:type="simple" xlink:href="mailto:nscarcella@gmail.com" text:style-name="Internet_20_link" text:visited-style-name="Visited_20_Internet_20_Link">nscarcella@gmail.com</text:a></text:p>
      <text:p text:style-name="P2">nicolas scarcella</text:p>
      <text:p text:style-name="P2"/>
      <text:p text:style-name="P2">tadp-utn-frba.github.io → pagina de la materia</text:p>
      <text:p text:style-name="P2"/>
      <text:list text:style-name="L1">
        <text:list-item>
          <text:p text:style-name="P3">cronograma</text:p>
        </text:list-item>
        <text:list-item>
          <text:p text:style-name="P3">discord</text:p>
        </text:list-item>
        <text:list-item>
          <text:p text:style-name="P3">youtube</text:p>
        </text:list-item>
        <text:list-item>
          <text:p text:style-name="P3">scripts de cada clase</text:p>
        </text:list-item>
        <text:list-item>
          <text:p text:style-name="P3">codigo en github</text:p>
        </text:list-item>
      </text:list>
      <text:p text:style-name="P2"/>
      <text:p text:style-name="P2"/>
      <text:p text:style-name="P2">metaprogramacion → capacidad de un programa de trabajar con programas: crear, analizar, eliminar, etc.</text:p>
      <text:p text:style-name="P2"/>
      <text:p text:style-name="P2">Primer y segundo modulo → ruby, orientacion a objetos y parda</text:p>
      <text:p text:style-name="P4">Tercer y cuarto moudulo → scala, mix entre funcional y objetos</text:p>
      <text:p text:style-name="P4"/>
      <text:p text:style-name="P4">No hay final → si no saco nota de promocion → DEBO ANOTARME AL FINAL Y NO IR</text:p>
      <text:p text:style-name="P4"/>
      <text:p text:style-name="P4"/>
      <text:p text:style-name="P4"/>
      <text:p text:style-name="P5">Repaso Objetos</text:p>
      <table:table table:name="Table1" table:style-name="Table1">
        <table:table-column table:style-name="Table1.A"/>
        <table:table-row>
          <table:table-cell table:style-name="Table1.A1" office:value-type="string">
            <text:p text:style-name="P6">Guerrero</text:p>
          </table:table-cell>
        </table:table-row>
        <table:table-row table:style-name="Table1.2">
          <table:table-cell table:style-name="Table1.A2" office:value-type="string">
            <text:p text:style-name="P7">vida</text:p>
            <text:p text:style-name="P6">pot_of</text:p>
            <text:p text:style-name="P6">atacar()</text:p>
            <text:p text:style-name="P6">recibir_dano()</text:p>
          </table:table-cell>
        </table:table-row>
      </table:table>
      <text:p text:style-name="P8"/>
      <text:p text:style-name="P8"/>
      <text:p text:style-name="P8">Clase guerrero</text:p>
      <text:p text:style-name="P8"/>
      <text:p text:style-name="P8">class Guerrero</text:p>
      <text:p text:style-name="P8"><text:tab/>attr_accersors: vida; pot_of</text:p>
      <text:p text:style-name="P8"><text:tab/>def atacar(otro)</text:p>
      <text:p text:style-name="P8"><text:tab/><text:tab/>otro.recibir_dano(self.pot_of)<text:line-break/><text:tab/>end</text:p>
      <text:p text:style-name="P8"><text:tab/>def recibir_dano(x)</text:p>
      <text:p text:style-name="P8"><text:tab/><text:tab/>self.vida -= x</text:p>
      <text:p text:style-name="P8"><text:tab/>end</text:p>
      <text:p text:style-name="P8">end</text:p>
      <text:p text:style-name="P8"/>
      <text:p text:style-name="P8"/>
      <text:p text:style-name="P8"/>
      <text:p text:style-name="P8"><text:soft-page-break/>Necesito modelar un guerrero (espadachin) que calcula su potencial ofensivo de forma distinta. Si es uno solo, hago un objeto. Pero si es mas de uno, hago una clase. <text:span text:style-name="T1">O no, puedo delegar en un arma la responsabilidad. Es herencia vs Composicion</text:span></text:p>
      <text:p text:style-name="P8"/>
      <text:p text:style-name="P9">Supongo que creo espadachin, puedo copiar y pegar, puedo hacer que espadachin herede de guerrero o que guerrero herede de espadachin</text:p>
      <text:p text:style-name="P9"/>
      <text:p text:style-name="P9"/>
      <text:p text:style-name="P8"/>
      <table:table table:name="Table2" table:style-name="Table2">
        <table:table-column table:style-name="Table2.A"/>
        <table:table-row>
          <table:table-cell table:style-name="Table2.A1" office:value-type="string">
            <text:p text:style-name="P6">Espadachin</text:p>
          </table:table-cell>
        </table:table-row>
        <table:table-row>
          <table:table-cell table:style-name="Table2.A2" office:value-type="string">
            <text:p text:style-name="P10"/>
            <text:p text:style-name="P10"/>
            <text:p text:style-name="P10"/>
            <text:p text:style-name="P10"/>
            <text:p text:style-name="P10"/>
            <text:p text:style-name="P10"/>
            <text:p text:style-name="P10"/>
          </table:table-cell>
        </table:table-row>
      </table:table>
      <text:p text:style-name="P8"/>
      <text:p text:style-name="P11"/>
      <table:table table:name="Table3" table:style-name="Table3">
        <table:table-column table:style-name="Table3.A"/>
        <table:table-row table:style-name="Table3.1">
          <table:table-cell table:style-name="Table3.A1" office:value-type="string">
            <text:p text:style-name="P12">Arma</text:p>
          </table:table-cell>
        </table:table-row>
        <table:table-row>
          <table:table-cell table:style-name="Table3.A2" office:value-type="string">
            <text:p text:style-name="P13"/>
            <text:p text:style-name="P13"/>
            <text:p text:style-name="P13"/>
            <text:p text:style-name="P13"/>
            <text:p text:style-name="P13"/>
            <text:p text:style-name="P13"/>
            <text:p text:style-name="P13"/>
          </table:table-cell>
        </table:table-row>
      </table:table>
      <text:p text:style-name="P11"/>
      <text:list text:style-name="L2">
        <text:list-item>
          <text:p text:style-name="P14">Lo malo de copiar y pegar → la repeticion de codigo no implica la repeticion de logica. No mantene la relacion entre clases, solo el codigo. Si quiero hacer un cambio, debo hacer cambios en todos lados. Aun asi es practica y funciona muchas veces.</text:p>
        </text:list-item>
        <text:list-item>
          <text:p text:style-name="P14">La herencia → quiero que 2 objetos/clases sean iguales en algun aspecto de codigo. A nivel estructura, estan relacionados y se es consistente.</text:p>
        </text:list-item>
      </text:list>
      <text:p text:style-name="P11"/>
      <text:p text:style-name="P15">Herencia vs Composicion</text:p>
      <text:list text:style-name="L3">
        <text:list-item>
          <text:p text:style-name="P16">Un objeto no puede cambiar su clase y si un aspecto del objeto que esta representado por la clase de la que hereda se quiere cambiar, no se puede. Esto es la desventaja de herencia.</text:p>
        </text:list-item>
        <text:list-item>
          <text:p text:style-name="P16">La composicion es mas compleja a nivel estructural → hay mas objetos/clases interrelacionadas en <text:s/>la composicion → hay que coordinar mas objetos/clases</text:p>
        </text:list-item>
      </text:list>
      <text:p text:style-name="P17"><text:tab/></text:p>
      <text:p text:style-name="P17"/>
      <text:p text:style-name="P17"><text:tab/><text:span text:style-name="T2">Multiple dispatch → multiples objetos deben estar coordinados para su correcto funcionamiento</text:span></text:p>
      <text:p text:style-name="P18"><text:tab/></text:p>
      <text:p text:style-name="P19"><text:tab/>A mayor flexibilidad → mas complejidad. El mejor diseno es aquel en el que se como puedo <text:tab/>corregir y adaptarme</text:p>
      <text:p text:style-name="P20"><text:soft-page-break/></text:p>
      <text:p text:style-name="P17"/>
      <text:p text:style-name="P21">Hacer Override vs Superclase</text:p>
      <text:list text:style-name="L4">
        <text:list-item>
          <text:p text:style-name="P22">con override, debo conocer todos los metodos y asumo que hay mensajes que no se pueden recibir mas alla de que el metodo existe. Estaria ensuciando la interfaz de un objeto</text:p>
        </text:list-item>
        <text:list-item>
          <text:p text:style-name="P22">Con superclase, abstraigo logica</text:p>
        </text:list-item>
      </text:list>
      <text:p text:style-name="P21"/>
      <text:p text:style-name="P23">Clases vacias → <text:span text:style-name="T3">no son malas, son una forma de diferenciar instancias en herencia por el nombre de la clase. No pierdo informacion</text:span></text:p>
      <text:p text:style-name="P21"/>
      <text:p text:style-name="P21">Problema de objetos<text:span text:style-name="T4"> → </text:span><text:span text:style-name="T5">necesito 2 cosas:</text:span></text:p>
      <text:list text:style-name="L5">
        <text:list-item>
          <text:p text:style-name="P24">Si algo tiene que ser 2 cosas en simultaneo, pero en la mecanica solo es una. Herencia SIMPLE, me impide ser 2 cosas al mismo tiempo.</text:p>
        </text:list-item>
      </text:list>
      <text:p text:style-name="P25"/>
      <text:p text:style-name="P25"/>
      <text:p text:style-name="P26">Solucion a herencia doble → </text:p>
      <text:list text:style-name="L6">
        <text:list-item>
          <text:p text:style-name="P27"><text:span text:style-name="T6">Herencia forzada:</text:span><text:span text:style-name="T7"> que una de las clases padre herede de otra. Lo malo es que hay clases que heredan y hacen cosas forzadamente que no deben. Lo malo de esto es que tengo que tirar errores en metodos que no deben estar en esas clases. Ademas, no se que clases deben heredar de ambos padres y que otras de uno solo</text:span></text:p>
        </text:list-item>
        <text:list-item>
          <text:p text:style-name="P28">Copiar y pegar<text:span text:style-name="T3">: esto lo hago una vez, tengo que asegurarme de que si agrego un metodo lo agrego en todos los copypaste. Luego puedo usar herencia.</text:span></text:p>
        </text:list-item>
        <text:list-item>
          <text:p text:style-name="P29"><text:span text:style-name="T8">Composicion </text:span><text:span text:style-name="T9">doble</text:span>: puedo hacer que el que necesite hacer algo, componga con un objeto. Me puede pasar que me quede con clases vacias ya que componer con alguien no me da su interfaz. <text:span text:style-name="T10">Ademas debo copiar y pegar los atributos que toman como valor los objetos con los que componen. Uso </text:span><text:span text:style-name="T9">Boilerplates</text:span><text:span text:style-name="T9"><text:note text:id="ftn0" text:note-class="footnote"><text:note-citation>1</text:note-citation><text:note-body><text:p text:style-name="P30">Pedazo de codigo trivial para usar composicion, atributos que se usan para componer.</text:p></text:note-body></text:note></text:span><text:span text:style-name="T9">. </text:span><text:span text:style-name="T10">Tengo que buscar todas las clases que componen y agregar el metodo.</text:span></text:p>
        </text:list-item>
      </text:list>
      <text:p text:style-name="P31"/>
      <text:p text:style-name="P32">Mixin<text:span text:style-name="T4"> → Solucion a herencia multiple</text:span></text:p>
      <text:p text:style-name="P32">Trait<text:span text:style-name="T4"> → otra solucion a herencia multiple</text:span></text:p>
      <text:p text:style-name="P31"/>
      <text:p text:style-name="P31"/>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imbus Roman" fo:font-size="12pt" fo:language="en" fo:country="US" style:letter-kerning="true" style:font-name-asian="Nimbus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9T09:10:24.848049351</meta:creation-date>
    <dc:date>2025-03-29T12:05:45.266313951</dc:date>
    <meta:editing-duration>PT23M5S</meta:editing-duration>
    <meta:editing-cycles>2</meta:editing-cycles>
    <meta:generator>LibreOffice/25.2.1.2$Linux_X86_64 LibreOffice_project/520$Build-2</meta:generator>
    <meta:document-statistic meta:table-count="3" meta:image-count="0" meta:object-count="0" meta:page-count="3" meta:paragraph-count="55" meta:word-count="619" meta:character-count="3565" meta:non-whitespace-character-count="2998"/>
  </office:meta>
</office:document-meta>
</file>